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4000005C51CA7935B.jpg" manifest:media-type="image/jpeg"/>
  <manifest:file-entry manifest:full-path="Pictures/1000000000000454000005C5CB17AF5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62ef4" officeooo:paragraph-rsid="00062e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02in 0.0016in 0.0209in" fo:padding="0.0193in" fo:border="0.99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673in" svg:y="0.6811in" svg:width="2.7634in" svg:height="3.6827in" draw:z-index="0"><draw:image xlink:href="Pictures/1000000000000454000005C5CB17AF5B.jpg" xlink:type="simple" xlink:show="embed" xlink:actuate="onLoad"/></draw:frame><draw:frame draw:style-name="fr1" draw:name="Image2" text:anchor-type="paragraph" svg:x="3.9654in" svg:y="0.7228in" svg:width="2.7307in" svg:height="3.639in" draw:z-index="1"><draw:image xlink:href="Pictures/1000000000000454000005C51CA7935B.jpg" xlink:type="simple" xlink:show="embed" xlink:actuate="onLoad"/></draw:frame><draw:frame draw:style-name="fr1" draw:name="Image3" text:anchor-type="paragraph" svg:x="1.7in" svg:y="4.9626in" svg:width="3.6063in" svg:height="4.8075in" draw:z-index="2"><draw:image xlink:href="Pictures/1000000000000454000005C51CA7935B.jpg" xlink:type="simple" xlink:show="embed" xlink:actuate="onLoad"/></draw:frame>แฟ้มใส่เอกสารตราช้าง NO-120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48:49.593000000</meta:creation-date>
    <dc:date>2017-12-14T10:54:20.593000000</dc:date>
    <meta:editing-duration>PT5M35S</meta:editing-duration>
    <meta:editing-cycles>1</meta:editing-cycles>
    <meta:document-statistic meta:table-count="0" meta:image-count="3" meta:object-count="0" meta:page-count="1" meta:paragraph-count="1" meta:word-count="6" meta:character-count="25" meta:non-whitespace-character-count="24"/>
    <meta:generator>LibreOffice/4.3.2.2$Windows_x86 LibreOffice_project/edfb5295ba211bd31ad47d0bad0118690f76407d</meta:generator>
  </office:meta>
</office:document-meta>
</file>